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719e" officeooo:paragraph-rsid="0003719e"/>
    </style:style>
    <style:style style:name="P2" style:family="paragraph" style:parent-style-name="Standard">
      <style:text-properties officeooo:rsid="0003719e" officeooo:paragraph-rsid="0003719e"/>
    </style:style>
    <style:style style:name="T1" style:family="text">
      <style:text-properties officeooo:rsid="0003b3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1 </text:p>
      <text:p text:style-name="P1"/>
      <text:p text:style-name="P1">1.1</text:p>
      <text:p text:style-name="P1">From a research paper titled as Second Language tutoring. There was was a case study of how five to six year old dutch speaking child was learning english with NAO Robot.</text:p>
      <text:p text:style-name="P1"/>
      <text:p text:style-name="P1">Personally I have not seen any human robot interaction, once I saw in MAS lab, where people were working on Pepper robot</text:p>
      <text:p text:style-name="P1"/>
      <text:p text:style-name="P1"/>
      <text:p text:style-name="P1">1.2</text:p>
      <text:p text:style-name="P1">From the first example the robin, The NAO Robot showed natural and intuitive interaction using multi model approach where robot was combining verbal speech with non verbal gestures.</text:p>
      <text:p text:style-name="P1">The example also showed Transparency and Predictability as well, where the children was given instructions that due to physical restriction robot don’t have mouth and they have to speak loud too. <text:span text:style-name="T1">The robot also provides feedback under some behaviors, and lastly The aspect of ethics and safety was considered like approval from institutional research committees.</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2T12:37:00.917770922</meta:creation-date>
    <dc:date>2026-04-23T22:32:58.534524976</dc:date>
    <meta:editing-duration>PT8M43S</meta:editing-duration>
    <meta:editing-cycles>3</meta:editing-cycles>
    <meta:generator>LibreOffice/7.3.7.2$Linux_X86_64 LibreOffice_project/30$Build-2</meta:generator>
    <meta:document-statistic meta:table-count="0" meta:image-count="0" meta:object-count="0" meta:page-count="1" meta:paragraph-count="7" meta:word-count="140" meta:character-count="846" meta:non-whitespace-character-count="712"/>
  </office:meta>
</office:document-meta>
</file>